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a8d6" officeooo:paragraph-rsid="001aa8d6"/>
    </style:style>
    <style:style style:name="P2" style:family="paragraph" style:parent-style-name="Standard">
      <style:text-properties officeooo:paragraph-rsid="001aa8d6"/>
    </style:style>
    <style:style style:name="P3" style:family="paragraph" style:parent-style-name="Standard">
      <style:text-properties fo:font-weight="bold" officeooo:rsid="001aa8d6" officeooo:paragraph-rsid="001aa8d6" style:font-weight-asian="bold" style:font-weight-complex="bold"/>
    </style:style>
    <style:style style:name="P4" style:family="paragraph" style:parent-style-name="Standard">
      <style:text-properties officeooo:rsid="001aa8d6" officeooo:paragraph-rsid="001aa8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a8d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Standard"><text:span text:style-name="T1">Análisis</text:span>:</text:p>
      <text:p text:style-name="Standard">El <text:span text:style-name="T2">programa </text:span>tiene como objetivo dibujar una cuadrícula de rectángulos en toda la ventana <text:span text:style-name="T2">visible,</text:span> manteniendo una distancia entre e<text:span text:style-name="T2">stos</text:span> tanto horizontal como verticalmente.</text:p>
      <text:p text:style-name="P1"><text:span text:style-name="T1">Datos de Entrada</text:span>:</text:p>
      <text:p text:style-name="P1">Tamaño del lienzo, ancho de 440 píxeles y altura de 420 píxeles.</text:p>
      <text:p text:style-name="P1">Medidas de los rectángulos, ancho de 40 píxeles y altura de 20 píxeles.</text:p>
      <text:p text:style-name="P1">Distancia entre los rectángulos, 20 píxeles.</text:p>
      <text:p text:style-name="P1"><text:span text:style-name="T1">Proceso</text:span>:</text:p>
      <text:p text:style-name="P1">Se utilizará un bucle “for” para repetir sobre las posiciones en el lienzo donde se dibujarán los rectángulos.</text:p>
      <text:p text:style-name="P1">Se calcularán las coordenadas X y Y de cada rectángulo de su posición en la cuadrícula y la distancia entre ellos.</text:p>
      <text:p text:style-name="P1">Se dibujarán los rectángulos en las posiciones calculadas.</text:p>
      <text:p text:style-name="P1"><text:span text:style-name="T1">Datos de Salida</text:span>:</text:p>
      <text:p text:style-name="P1">El lienzo con la cuadrícula de rectángulos dibujados en él.</text:p>
      <text:p text:style-name="P1">Cada rectángulo estará en una posición específica en el lienzo, con una distancia de 20 píxeles entre ellos tanto horizontal como verticalmente.</text:p>
      <text:p text:style-name="Standard"/>
      <text:p text:style-name="P3">Diseño<text:span text:style-name="T3">:</text:span></text:p>
      <text:p text:style-name="P2"><text:span text:style-name="T1">Configuración inicial</text:span>:</text:p>
      <text:p text:style-name="P2">Estable<text:span text:style-name="T2">cí</text:span> el tamaño de la ventana de visualización en 440 píxeles de ancho y 420 píxeles de alto.</text:p>
      <text:p text:style-name="P2">Defin<text:span text:style-name="T2">í</text:span> un color de fondo amarillo para la ventana.</text:p>
      <text:p text:style-name="P1">Definí un <text:s/>color para los rectangulos posteriormente mostrados dentro de la ventana.</text:p>
      <text:p text:style-name="P2"><text:span text:style-name="T1">Definición de variables</text:span>:</text:p>
      <text:p text:style-name="P2">rectanguloAncho: Defin<text:span text:style-name="T2">e</text:span> el ancho de cada rectángulo como 40 píxeles.</text:p>
      <text:p text:style-name="P2">rectanguloAlto: Defin<text:span text:style-name="T2">e</text:span> la altura de cada rectángulo como 20 píxeles.</text:p>
      <text:p text:style-name="P2">distanciaX: Establece la distancia horizontal entre los rectángulos como 20 píxeles.</text:p>
      <text:p text:style-name="P2">distanciaY: Establece la distancia vertical entre los rectángulos como 20 píxeles.</text:p>
      <text:p text:style-name="P2"><text:span text:style-name="T1">Dibujo de la cuadrícula</text:span>:</text:p>
      <text:p text:style-name="P2">Utilizar dos bucles “for” anidados para <text:span text:style-name="T2">repetirse</text:span> sobre las posiciones en la ventana.</text:p>
      <text:p text:style-name="P2">El bucle exterior controla la posición horizontal y el bucle interior controla la posición vertical.</text:p>
      <text:p text:style-name="P2">Dentro del bucle interior, dibujar un rectángulo en cada posición calculada utilizando la función “rect”().</text:p>
      <text:p text:style-name="P2"><text:span text:style-name="T1">Resultado</text:span>:</text:p>
      <text:p text:style-name="P2">Al ejecutar el código, se mostrará una ventana de visualización con una cuadrícula de rectángulos dibujada en ella. Cada rectángulo tiene un ancho de 40 píxeles, una altura de 20 píxeles y mantiene una distancia de 20 píxeles tanto horizontal como verticalmente entre ell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1:40:39.368000000</meta:creation-date>
    <dc:date>2024-04-11T17:26:18.043000000</dc:date>
    <meta:editing-duration>PT3H10M5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0" meta:word-count="321" meta:character-count="2074" meta:non-whitespace-character-count="1779"/>
  </office:meta>
</office:document-meta>
</file>